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0">30/03/2026</text:date>, <text:time>22:2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30T22:28:43.05</dc:date>
    <meta:editing-duration>PT10H29M26S</meta:editing-duration>
    <meta:editing-cycles>44</meta:editing-cycles>
    <meta:generator>OpenOffice/4.1.14$Win32 OpenOffice.org_project/4114m1$Build-9811</meta:generator>
    <dc:creator>Cecil La</dc:creator>
    <meta:document-statistic meta:table-count="1" meta:cell-count="806" meta:object-count="0"/>
  </office:meta>
</office:document-meta>
</file>